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0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9" office:value-type="date" office:date-value="2023-04-03" calcext:value-type="date">
            <text:p>04/03/2023</text:p>
          </table:table-cell>
          <table:table-cell table:style-name="ce2"/>
          <table:table-cell table:style-name="ce1" office:value-type="string" calcext:value-type="string">
            <text:p>Data atual:</text:p>
          </table:table-cell>
          <table:table-cell table:style-name="ce14" table:formula="of:=TODAY()" office:value-type="date" office:date-value="2023-04-12" calcext:value-type="date">
            <text:p>4/12/202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0" office:value-type="float" office:value="21" calcext:value-type="float">
            <text:p>2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3"/>
          <table:table-cell table:style-name="ce2">
            <draw:frame table:end-cell-address="Sheet1.L25" table:end-x="68.71pt" table:end-y="5.22pt" draw:z-index="0" draw:name="Chart 1" draw:style-name="gr1" draw:text-style-name="P1" svg:width="536.23pt" svg:height="343.47pt" svg:x="15.76pt" svg:y="8.25pt">
              <draw:object draw:notify-on-update-of-ranges="Sheet1.A6:Sheet1.A25 Sheet1.C5:Sheet1.C25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Datas</text:p>
          </table:table-cell>
          <table:table-cell table:style-name="ce3" office:value-type="string" calcext:value-type="string">
            <text:p>Ideal (h)</text:p>
          </table:table-cell>
          <table:table-cell table:style-name="ce3" office:value-type="string" calcext:value-type="string">
            <text:p>Trabalhado (h)</text:p>
          </table:table-cell>
          <table:table-cell table:style-name="ce3" office:value-type="string" calcext:value-type="string">
            <text:p>Real (h)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[.B1]" office:value-type="date" office:date-value="2023-04-03" calcext:value-type="date">
            <text:p>04/03/2023</text:p>
          </table:table-cell>
          <table:table-cell table:style-name="ce4" table:formula="of:=SUM([.J29:.J939])" office:value-type="float" office:value="77" calcext:value-type="float">
            <text:p>77</text:p>
          </table:table-cell>
          <table:table-cell table:style-name="ce4" table:formula="of:=SUMIF([.$K$29:.$K$939];[.B5];[.$J$29:.$J$939])" office:value-type="float" office:value="0" calcext:value-type="float">
            <text:p>0</text:p>
          </table:table-cell>
          <table:table-cell table:style-name="ce4" table:formula="of:=[.C5]-[.D5]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[.B5]+1" office:value-type="date" office:date-value="2023-04-04" calcext:value-type="date">
            <text:p>04/04/2023</text:p>
          </table:table-cell>
          <table:table-cell table:style-name="ce4" table:formula="of:=[.C5]-[.$C$5]/([.$B$2]-1)" office:value-type="float" office:value="73.15" calcext:value-type="float">
            <text:p>73.15</text:p>
          </table:table-cell>
          <table:table-cell table:style-name="ce4" table:formula="of:=SUMIF([.$K$29:.$K$939];[.B6];[.$J$29:.$J$939])" office:value-type="float" office:value="0" calcext:value-type="float">
            <text:p>0</text:p>
          </table:table-cell>
          <table:table-cell table:style-name="ce4" table:formula="of:=IF([.B6]&lt;=[.$E$1];[.E5]-[.D6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[.B6]+1" office:value-type="date" office:date-value="2023-04-05" calcext:value-type="date">
            <text:p>04/05/2023</text:p>
          </table:table-cell>
          <table:table-cell table:style-name="ce4" table:formula="of:=[.C6]-[.$C$5]/([.$B$2]-1)" office:value-type="float" office:value="69.3" calcext:value-type="float">
            <text:p>69.3</text:p>
          </table:table-cell>
          <table:table-cell table:style-name="ce4" table:formula="of:=SUMIF([.$K$29:.$K$939];[.B7];[.$J$29:.$J$939])" office:value-type="float" office:value="0" calcext:value-type="float">
            <text:p>0</text:p>
          </table:table-cell>
          <table:table-cell table:style-name="ce4" table:formula="of:=IF([.B7]&lt;=[.$E$1];[.E6]-[.D7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[.B7]+1" office:value-type="date" office:date-value="2023-04-06" calcext:value-type="date">
            <text:p>04/06/2023</text:p>
          </table:table-cell>
          <table:table-cell table:style-name="ce4" table:formula="of:=[.C7]-[.$C$5]/([.$B$2]-1)" office:value-type="float" office:value="65.45" calcext:value-type="float">
            <text:p>65.45</text:p>
          </table:table-cell>
          <table:table-cell table:style-name="ce4" table:formula="of:=SUMIF([.$K$29:.$K$939];[.B8];[.$J$29:.$J$939])" office:value-type="float" office:value="0" calcext:value-type="float">
            <text:p>0</text:p>
          </table:table-cell>
          <table:table-cell table:style-name="ce4" table:formula="of:=IF([.B8]&lt;=[.$E$1];[.E7]-[.D8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[.B8]+1" office:value-type="date" office:date-value="2023-04-07" calcext:value-type="date">
            <text:p>04/07/2023</text:p>
          </table:table-cell>
          <table:table-cell table:style-name="ce4" table:formula="of:=[.C8]-[.$C$5]/([.$B$2]-1)" office:value-type="float" office:value="61.6" calcext:value-type="float">
            <text:p>61.6</text:p>
          </table:table-cell>
          <table:table-cell table:style-name="ce4" table:formula="of:=SUMIF([.$K$29:.$K$939];[.B9];[.$J$29:.$J$939])" office:value-type="float" office:value="1" calcext:value-type="float">
            <text:p>1</text:p>
          </table:table-cell>
          <table:table-cell table:style-name="ce4" table:formula="of:=IF([.B9]&lt;=[.$E$1];[.E8]-[.D9];)" office:value-type="float" office:value="76" calcext:value-type="float">
            <text:p>76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table:formula="of:=[.B9]+1" office:value-type="date" office:date-value="2023-04-08" calcext:value-type="date">
            <text:p>04/08/2023</text:p>
          </table:table-cell>
          <table:table-cell table:style-name="ce4" table:formula="of:=[.C9]-[.$C$5]/([.$B$2]-1)" office:value-type="float" office:value="57.75" calcext:value-type="float">
            <text:p>57.75</text:p>
          </table:table-cell>
          <table:table-cell table:style-name="ce4" table:formula="of:=SUMIF([.$K$29:.$K$939];[.B10];[.$J$29:.$J$939])" office:value-type="float" office:value="8" calcext:value-type="float">
            <text:p>8</text:p>
          </table:table-cell>
          <table:table-cell table:style-name="ce4" table:formula="of:=IF([.B10]&lt;=[.$E$1];[.E9]-[.D10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table:formula="of:=[.B10]+1" office:value-type="date" office:date-value="2023-04-09" calcext:value-type="date">
            <text:p>04/09/2023</text:p>
          </table:table-cell>
          <table:table-cell table:style-name="ce4" table:formula="of:=[.C10]-[.$C$5]/([.$B$2]-1)" office:value-type="float" office:value="53.9" calcext:value-type="float">
            <text:p>53.9</text:p>
          </table:table-cell>
          <table:table-cell table:style-name="ce4" table:formula="of:=SUMIF([.$K$29:.$K$939];[.B11];[.$J$29:.$J$939])" office:value-type="float" office:value="0" calcext:value-type="float">
            <text:p>0</text:p>
          </table:table-cell>
          <table:table-cell table:style-name="ce4" table:formula="of:=IF([.B11]&lt;=[.$E$1];[.E10]-[.D11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table:formula="of:=[.B11]+1" office:value-type="date" office:date-value="2023-04-10" calcext:value-type="date">
            <text:p>04/10/2023</text:p>
          </table:table-cell>
          <table:table-cell table:style-name="ce4" table:formula="of:=[.C11]-[.$C$5]/([.$B$2]-1)" office:value-type="float" office:value="50.05" calcext:value-type="float">
            <text:p>50.05</text:p>
          </table:table-cell>
          <table:table-cell table:style-name="ce4" table:formula="of:=SUMIF([.$K$29:.$K$939];[.B12];[.$J$29:.$J$939])" office:value-type="float" office:value="0" calcext:value-type="float">
            <text:p>0</text:p>
          </table:table-cell>
          <table:table-cell table:style-name="ce4" table:formula="of:=IF([.B12]&lt;=[.$E$1];[.E11]-[.D12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table:formula="of:=[.B12]+1" office:value-type="date" office:date-value="2023-04-11" calcext:value-type="date">
            <text:p>04/11/2023</text:p>
          </table:table-cell>
          <table:table-cell table:style-name="ce4" table:formula="of:=[.C12]-[.$C$5]/([.$B$2]-1)" office:value-type="float" office:value="46.2" calcext:value-type="float">
            <text:p>46.2</text:p>
          </table:table-cell>
          <table:table-cell table:style-name="ce4" table:formula="of:=SUMIF([.$K$29:.$K$939];[.B13];[.$J$29:.$J$939])" office:value-type="float" office:value="0" calcext:value-type="float">
            <text:p>0</text:p>
          </table:table-cell>
          <table:table-cell table:style-name="ce4" table:formula="of:=IF([.B13]&lt;=[.$E$1];[.E12]-[.D13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table:formula="of:=[.B13]+1" office:value-type="date" office:date-value="2023-04-12" calcext:value-type="date">
            <text:p>04/12/2023</text:p>
          </table:table-cell>
          <table:table-cell table:style-name="ce4" table:formula="of:=[.C13]-[.$C$5]/([.$B$2]-1)" office:value-type="float" office:value="42.35" calcext:value-type="float">
            <text:p>42.35</text:p>
          </table:table-cell>
          <table:table-cell table:style-name="ce4" table:formula="of:=SUMIF([.$K$29:.$K$939];[.B14];[.$J$29:.$J$939])" office:value-type="float" office:value="0" calcext:value-type="float">
            <text:p>0</text:p>
          </table:table-cell>
          <table:table-cell table:style-name="ce4" table:formula="of:=IF([.B14]&lt;=[.$E$1];[.E13]-[.D14];)" office:value-type="float" office:value="68" calcext:value-type="float">
            <text:p>6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table:formula="of:=[.B14]+1" office:value-type="date" office:date-value="2023-04-13" calcext:value-type="date">
            <text:p>04/13/2023</text:p>
          </table:table-cell>
          <table:table-cell table:style-name="ce4" table:formula="of:=[.C14]-[.$C$5]/([.$B$2]-1)" office:value-type="float" office:value="38.5" calcext:value-type="float">
            <text:p>38.5</text:p>
          </table:table-cell>
          <table:table-cell table:style-name="ce4" table:formula="of:=SUMIF([.$K$29:.$K$939];[.B15];[.$J$29:.$J$939])" office:value-type="float" office:value="0" calcext:value-type="float">
            <text:p>0</text:p>
          </table:table-cell>
          <table:table-cell table:style-name="ce4" table:formula="of:=IF([.B15]&lt;=[.$E$1];[.E14]-[.D15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table:formula="of:=[.B15]+1" office:value-type="date" office:date-value="2023-04-14" calcext:value-type="date">
            <text:p>04/14/2023</text:p>
          </table:table-cell>
          <table:table-cell table:style-name="ce4" table:formula="of:=[.C15]-[.$C$5]/([.$B$2]-1)" office:value-type="float" office:value="34.65" calcext:value-type="float">
            <text:p>34.65</text:p>
          </table:table-cell>
          <table:table-cell table:style-name="ce4" table:formula="of:=SUMIF([.$K$29:.$K$939];[.B16];[.$J$29:.$J$939])" office:value-type="float" office:value="0" calcext:value-type="float">
            <text:p>0</text:p>
          </table:table-cell>
          <table:table-cell table:style-name="ce4" table:formula="of:=IF([.B16]&lt;=[.$E$1];[.E15]-[.D16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table:formula="of:=[.B16]+1" office:value-type="date" office:date-value="2023-04-15" calcext:value-type="date">
            <text:p>04/15/2023</text:p>
          </table:table-cell>
          <table:table-cell table:style-name="ce4" table:formula="of:=[.C16]-[.$C$5]/([.$B$2]-1)" office:value-type="float" office:value="30.8" calcext:value-type="float">
            <text:p>30.8</text:p>
          </table:table-cell>
          <table:table-cell table:style-name="ce4" table:formula="of:=SUMIF([.$K$29:.$K$939];[.B17];[.$J$29:.$J$939])" office:value-type="float" office:value="0" calcext:value-type="float">
            <text:p>0</text:p>
          </table:table-cell>
          <table:table-cell table:style-name="ce4" table:formula="of:=IF([.B17]&lt;=[.$E$1];[.E16]-[.D17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table:formula="of:=[.B17]+1" office:value-type="date" office:date-value="2023-04-16" calcext:value-type="date">
            <text:p>04/16/2023</text:p>
          </table:table-cell>
          <table:table-cell table:style-name="ce4" table:formula="of:=[.C17]-[.$C$5]/([.$B$2]-1)" office:value-type="float" office:value="26.95" calcext:value-type="float">
            <text:p>26.95</text:p>
          </table:table-cell>
          <table:table-cell table:style-name="ce4" table:formula="of:=SUMIF([.$K$29:.$K$939];[.B18];[.$J$29:.$J$939])" office:value-type="float" office:value="0" calcext:value-type="float">
            <text:p>0</text:p>
          </table:table-cell>
          <table:table-cell table:style-name="ce4" table:formula="of:=IF([.B18]&lt;=[.$E$1];[.E17]-[.D18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table:formula="of:=[.B18]+1" office:value-type="date" office:date-value="2023-04-17" calcext:value-type="date">
            <text:p>04/17/2023</text:p>
          </table:table-cell>
          <table:table-cell table:style-name="ce4" table:formula="of:=[.C18]-[.$C$5]/([.$B$2]-1)" office:value-type="float" office:value="23.1" calcext:value-type="float">
            <text:p>23.1</text:p>
          </table:table-cell>
          <table:table-cell table:style-name="ce4" table:formula="of:=SUMIF([.$K$29:.$K$939];[.B19];[.$J$29:.$J$939])" office:value-type="float" office:value="0" calcext:value-type="float">
            <text:p>0</text:p>
          </table:table-cell>
          <table:table-cell table:style-name="ce4" table:formula="of:=IF([.B19]&lt;=[.$E$1];[.E18]-[.D19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table:formula="of:=[.B19]+1" office:value-type="date" office:date-value="2023-04-18" calcext:value-type="date">
            <text:p>04/18/2023</text:p>
          </table:table-cell>
          <table:table-cell table:style-name="ce4" table:formula="of:=[.C19]-[.$C$5]/([.$B$2]-1)" office:value-type="float" office:value="19.25" calcext:value-type="float">
            <text:p>19.25</text:p>
          </table:table-cell>
          <table:table-cell table:style-name="ce4" table:formula="of:=SUMIF([.$K$29:.$K$939];[.B20];[.$J$29:.$J$939])" office:value-type="float" office:value="0" calcext:value-type="float">
            <text:p>0</text:p>
          </table:table-cell>
          <table:table-cell table:style-name="ce4" table:formula="of:=IF([.B20]&lt;=[.$E$1];[.E19]-[.D20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table:formula="of:=[.B20]+1" office:value-type="date" office:date-value="2023-04-19" calcext:value-type="date">
            <text:p>04/19/2023</text:p>
          </table:table-cell>
          <table:table-cell table:style-name="ce4" table:formula="of:=[.C20]-[.$C$5]/([.$B$2]-1)" office:value-type="float" office:value="15.4" calcext:value-type="float">
            <text:p>15.4</text:p>
          </table:table-cell>
          <table:table-cell table:style-name="ce4" table:formula="of:=SUMIF([.$K$29:.$K$939];[.B21];[.$J$29:.$J$939])" office:value-type="float" office:value="0" calcext:value-type="float">
            <text:p>0</text:p>
          </table:table-cell>
          <table:table-cell table:style-name="ce4" table:formula="of:=IF([.B21]&lt;=[.$E$1];[.E20]-[.D21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table:formula="of:=[.B21]+1" office:value-type="date" office:date-value="2023-04-20" calcext:value-type="date">
            <text:p>04/20/2023</text:p>
          </table:table-cell>
          <table:table-cell table:style-name="ce4" table:formula="of:=[.C21]-[.$C$5]/([.$B$2]-1)" office:value-type="float" office:value="11.55" calcext:value-type="float">
            <text:p>11.55</text:p>
          </table:table-cell>
          <table:table-cell table:style-name="ce4" table:formula="of:=SUMIF([.$K$29:.$K$939];[.B22];[.$J$29:.$J$939])" office:value-type="float" office:value="0" calcext:value-type="float">
            <text:p>0</text:p>
          </table:table-cell>
          <table:table-cell table:style-name="ce4" table:formula="of:=IF([.B22]&lt;=[.$E$1];[.E21]-[.D22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table:formula="of:=[.B22]+1" office:value-type="date" office:date-value="2023-04-21" calcext:value-type="date">
            <text:p>04/21/2023</text:p>
          </table:table-cell>
          <table:table-cell table:style-name="ce4" table:formula="of:=[.C22]-[.$C$5]/([.$B$2]-1)" office:value-type="float" office:value="7.7" calcext:value-type="float">
            <text:p>7.7</text:p>
          </table:table-cell>
          <table:table-cell table:style-name="ce4" table:formula="of:=SUMIF([.$K$29:.$K$939];[.B23];[.$J$29:.$J$939])" office:value-type="float" office:value="0" calcext:value-type="float">
            <text:p>0</text:p>
          </table:table-cell>
          <table:table-cell table:style-name="ce4" table:formula="of:=IF([.B23]&lt;=[.$E$1];[.E22]-[.D23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table:formula="of:=[.B23]+1" office:value-type="date" office:date-value="2023-04-22" calcext:value-type="date">
            <text:p>04/22/2023</text:p>
          </table:table-cell>
          <table:table-cell table:style-name="ce4" table:formula="of:=[.C23]-[.$C$5]/([.$B$2]-1)" office:value-type="float" office:value="3.85" calcext:value-type="float">
            <text:p>3.85</text:p>
          </table:table-cell>
          <table:table-cell table:style-name="ce4" table:formula="of:=SUMIF([.$K$29:.$K$939];[.B24];[.$J$29:.$J$939])" office:value-type="float" office:value="0" calcext:value-type="float">
            <text:p>0</text:p>
          </table:table-cell>
          <table:table-cell table:style-name="ce4" table:formula="of:=IF([.B24]&lt;=[.$E$1];[.E23]-[.D24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table:formula="of:=[.B24]+1" office:value-type="date" office:date-value="2023-04-23" calcext:value-type="date">
            <text:p>04/23/2023</text:p>
          </table:table-cell>
          <table:table-cell table:style-name="ce4" table:formula="of:=[.C24]-[.$C$5]/([.$B$2]-1)" office:value-type="float" office:value="0" calcext:value-type="float">
            <text:p>0</text:p>
          </table:table-cell>
          <table:table-cell table:style-name="ce4" table:formula="of:=SUMIF([.$K$29:.$K$939];[.B25];[.$J$29:.$J$939])" office:value-type="float" office:value="0" calcext:value-type="float">
            <text:p>0</text:p>
          </table:table-cell>
          <table:table-cell table:style-name="ce4" table:formula="of:=IF([.B25]&lt;=[.$E$1];[.E24]-[.D25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3"/>
          <table:covered-table-cell table:style-name="ce1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3"/>
          <table:covered-table-cell table:style-name="ce15"/>
          <table:table-cell table:style-name="ce3" office:value-type="string" calcext:value-type="string">
            <text:p>Data de início</text:p>
          </table:table-cell>
          <table:table-cell table:style-name="ce3" office:value-type="string" calcext:value-type="string">
            <text:p>Responsável</text:p>
          </table:table-cell>
          <table:table-cell table:style-name="ce3" office:value-type="string" calcext:value-type="string">
            <text:p>Previsão (h)</text:p>
          </table:table-cell>
          <table:table-cell table:style-name="ce3" office:value-type="string" calcext:value-type="string">
            <text:p>Data de término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Mostrar Horários de uma dada sala (Lista)</text:p>
          </table:table-cell>
          <table:covered-table-cell table:number-columns-repeated="6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 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08" calcext:value-type="date">
            <text:p>8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8" table:number-columns-spanned="7" table:number-rows-spanned="1"/>
          <table:covered-table-cell table:number-columns-repeated="6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todas as salas cadastradas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todas as avaliações cadastradas em uma dada sala (Lista) 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onas</text:p>
          </table:table-cell>
          <table:table-cell table:style-name="ce21" office:value-type="float" office:value="8" calcext:value-type="float">
            <text:p>8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dados de todas as avaliações feitas para um tipo de 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Deixar trabalhos atrasados com a cor vermelh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Visual em Java do menu Pop-up para cadastro de um novo trabalh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Cadastro dos dados inserido no Pop-Up na tabela de 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Cadastro automático dos dados do Pop-Up em todos os Alunos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: Front do cadastro de Alun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Front do cadastro de Sal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Mostrar todas as salas cadastradas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: Mostrar todas os alunos cadastrados em uma sala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Cadastrar Alunos no Banco de Dad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7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Listar todos os ajustes visuais a serem feitos no protótipo do figm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date" office:date-value="2023-04-07" calcext:value-type="date">
            <text:p>7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justes Figma/Identidade visual das tel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tualização do Backlog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3" calcext:value-type="float">
            <text:p>3</text:p>
          </table:table-cell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tualização do Burndown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08" calcext:value-type="date">
            <text:p>04/08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ocumentação Github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Alexandre: <text:s/>11hrs</text:p>
          </table:table-cell>
          <table:covered-table-cell table:number-columns-repeated="6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lita: <text:s/>15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manda: 10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Jonas: 13hrs</text:p>
          </table:table-cell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Jean: 8hrs</text:p>
          </table:table-cell>
          <table:covered-table-cell table:number-columns-repeated="5" table:style-name="ce13"/>
          <table:covered-table-cell table:style-name="ce15"/>
          <table:table-cell table:style-name="ce12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 table:number-rows-repeated="929">
          <table:table-cell table:style-name="ce2" table:number-columns-repeated="8"/>
          <table:table-cell table:style-name="ce20" table:number-columns-repeated="2"/>
          <table:table-cell table:style-name="ce2" table:number-columns-repeated="1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29:Sheet1.J100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3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3f3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918cm" svg:height="12.118cm" xlink:href=".." xlink:type="simple" chart:class="chart:line" chart:style-name="ch1">
        <chart:legend chart:legend-position="end" svg:x="16.33cm" svg:y="5.511cm" style:legend-expansion="high" chart:style-name="ch2"/>
        <chart:plot-area chart:style-name="ch3" table:cell-range-address="Sheet1.A6:Sheet1.A25 Sheet1.C5:Sheet1.C25 Sheet1.E5:Sheet1.E25" chart:data-source-has-labels="both" svg:x="1.438cm" svg:y="0.242cm" svg:width="14.514cm" svg:height="10.604cm">
          <chartooo:coordinate-region svg:x="1.909cm" svg:y="0.441cm" svg:width="14.043cm" svg:height="9.908cm"/>
          <chart:axis chart:dimension="x" chart:name="primary-x" chart:style-name="ch4" chartooo:axis-type="text">
            <chart:title svg:x="8.379cm" svg:y="11.089cm" chart:style-name="ch5">
              <text:p>Dia</text:p>
            </chart:title>
            <chart:categories table:cell-range-address="Sheet1.A6:Sheet1.A25"/>
          </chart:axis>
          <chart:axis chart:dimension="y" chart:name="primary-y" chart:style-name="ch6">
            <chart:title svg:x="0.451cm" svg:y="6.058cm" chart:style-name="ch7">
              <text:p>Horas</text:p>
            </chart:title>
            <chart:grid chart:style-name="ch8" chart:class="major"/>
          </chart:axis>
          <chart:series chart:style-name="ch9" chart:values-cell-range-address="Sheet1.C5:Sheet1.C25" loext:label-string="&quot;Ideal (h)&quot;" chart:class="chart:line">
            <chart:data-point chart:repeated="21"/>
          </chart:series>
          <chart:series chart:style-name="ch10" chart:values-cell-range-address="Sheet1.E5:Sheet1.E25" loext:label-string="&quot;Real (h)&quot;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</table:table-cell>
              <table:table-cell office:value-type="string">
                <text:p>Real (h)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77">
                <text:p>77</text:p>
                <draw:g>
                  <svg:desc>Sheet1.C5:Sheet1.C25</svg:desc>
                </draw:g>
              </table:table-cell>
              <table:table-cell office:value-type="float" office:value="77">
                <text:p>7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3.15">
                <text:p>73.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9.3">
                <text:p>69.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45">
                <text:p>65.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.6">
                <text:p>61.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7.75">
                <text:p>57.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.9">
                <text:p>53.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.05">
                <text:p>50.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.2">
                <text:p>46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2.35">
                <text:p>42.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.5">
                <text:p>3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65">
                <text:p>34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.8">
                <text:p>3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95">
                <text:p>26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25">
                <text:p>1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55">
                <text:p>11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85">
                <text:p>3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